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65C7AAE1A960EF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28cm, 6.119cm, 14.99cm, 8.5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3.412cm" svg:x="0.892cm" svg:y="2.192cm">
          <draw:image xlink:href="Pictures/10000000000005E8000007E0065C7AAE1A960E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3:19:00.949973645</dc:date>
    <meta:editing-duration>PT3M35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